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🔹 Where &amp; How Blockchain is Used?</text:span></text:h>
      <text:h text:style-name="Heading_20_3" text:outline-level="3"><text:span text:style-name="Strong_20_Emphasis">1️⃣ Votes are recorded on the blockchain</text:span></text:h>
      <text:p text:style-name="Text_20_body">When a user taps "✅ Yes" or "❌ No" on WhatsApp, their vote is sent to a <text:span text:style-name="Strong_20_Emphasis">Solidity smart contract</text:span> deployed on a blockchain (e.g., <text:span text:style-name="Strong_20_Emphasis">Polygon, Ethereum, or any EVM-compatible chain</text:span>).</text:p>
      <text:p text:style-name="Text_20_body">✅ <text:span text:style-name="Strong_20_Emphasis">Why blockchain?</text:span></text:p>
      <text:list text:style-name="L1">
        <text:list-item>
          <text:p text:style-name="P1">Ensures <text:span text:style-name="Strong_20_Emphasis">tamper-proof voting</text:span> (votes cannot be changed or manipulated).</text:p>
        </text:list-item>
        <text:list-item>
          <text:p text:style-name="P2">Votes are <text:span text:style-name="Strong_20_Emphasis">stored transparently</text:span> for auditability.</text:p>
        </text:list-item>
      </text:list>
      <text:p text:style-name="Text_20_body">🔹 <text:span text:style-name="Strong_20_Emphasis">Smart Contract Code (Voting Mechanism)</text:span></text:p>
      <text:p text:style-name="Text_20_body">📌 <text:span text:style-name="Strong_20_Emphasis">Votes are stored securely on the blockchain</text:span> and cannot be tampered with.</text:p>
      <text:p text:style-name="Horizontal_20_Line"/>
      <text:h text:style-name="Heading_20_3" text:outline-level="3"><text:span text:style-name="Strong_20_Emphasis">2️⃣ Funding is managed via smart contracts</text:span></text:h>
      <text:p text:style-name="Text_20_body">Once a funding proposal <text:span text:style-name="Strong_20_Emphasis">gets enough "Yes" votes</text:span>, the smart contract <text:span text:style-name="Strong_20_Emphasis">automatically releases funds</text:span> to the approved wallet.</text:p>
      <text:p text:style-name="Text_20_body">✅ <text:span text:style-name="Strong_20_Emphasis">Why blockchain?</text:span></text:p>
      <text:list text:style-name="L2">
        <text:list-item>
          <text:p text:style-name="P3">No <text:span text:style-name="Strong_20_Emphasis">manual intervention</text:span> required (fully automated).</text:p>
        </text:list-item>
        <text:list-item>
          <text:p text:style-name="P3">Prevents <text:span text:style-name="Strong_20_Emphasis">misuse of college funds</text:span> (only approved proposals receive funding).</text:p>
        </text:list-item>
        <text:list-item>
          <text:p text:style-name="P4">Provides <text:span text:style-name="Strong_20_Emphasis">full transparency</text:span> (anyone can verify transactions).</text:p>
        </text:list-item>
      </text:list>
      <text:p text:style-name="Text_20_body">📌 <text:span text:style-name="Strong_20_Emphasis">This ensures that approved proposals automatically receive funds on the blockchain.</text:span></text:p>
      <text:p text:style-name="Horizontal_20_Line"/>
      <text:h text:style-name="Heading_20_3" text:outline-level="3"><text:span text:style-name="Strong_20_Emphasis">3️⃣ WhatsApp Bot Interacts with Smart Contracts</text:span></text:h>
      <text:p text:style-name="Text_20_body">The bot acts as an <text:span text:style-name="Strong_20_Emphasis">interface between WhatsApp &amp; the blockchain</text:span>.</text:p>
      <text:list text:style-name="L3">
        <text:list-item>
          <text:p text:style-name="P5">It listens for user votes &amp; stores them <text:span text:style-name="Strong_20_Emphasis">on-chain</text:span>.</text:p>
        </text:list-item>
        <text:list-item>
          <text:p text:style-name="P5">It <text:span text:style-name="Strong_20_Emphasis">fetches voting results</text:span> from the blockchain.</text:p>
        </text:list-item>
        <text:list-item>
          <text:p text:style-name="P6">It <text:span text:style-name="Strong_20_Emphasis">automatically approves funding</text:span> when the vote threshold is met.</text:p>
        </text:list-item>
      </text:list>
      <text:h text:style-name="Heading_20_2" text:outline-level="2"><text:span text:style-name="Strong_20_Emphasis">🔹 Complete Blockchain-Powered Workflow</text:span></text:h>
      <text:p text:style-name="Text_20_body">1️⃣ <text:span text:style-name="Strong_20_Emphasis">A proposal (e.g., "Fund Hackathon") is created</text:span> (stored on-chain).<text:line-break/>2️⃣ <text:span text:style-name="Strong_20_Emphasis">The bot sends a WhatsApp poll (Yes/No buttons).</text:span><text:line-break/>3️⃣ <text:span text:style-name="Strong_20_Emphasis">Users vote via WhatsApp (vote recorded on the blockchain).</text:span><text:line-break/>4️⃣ <text:span text:style-name="Strong_20_Emphasis">Smart contract counts votes in real-time.</text:span><text:line-break/>5️⃣ <text:span text:style-name="Strong_20_Emphasis">If approved, funds are auto-distributed via smart contract.</text:span><text:line-break/>6️⃣ <text:span text:style-name="Strong_20_Emphasis">All transactions &amp; decisions remain publicly verifiable on the blockchain.</text:span></text:p>
      <text:p text:style-name="Horizontal_20_Line"/>
      <text:h text:style-name="Heading_20_2" text:outline-level="2"><text:soft-page-break/><text:span text:style-name="Strong_20_Emphasis">🚀 Final Benefits of Blockchain Integration</text:span></text:h>
      <text:p text:style-name="Text_20_body">✅ <text:span text:style-name="Strong_20_Emphasis">Tamper-proof voting</text:span> – No admin can change votes.<text:line-break/>✅ <text:span text:style-name="Strong_20_Emphasis">No corruption</text:span> – Only approved proposals receive funds.<text:line-break/>✅ <text:span text:style-name="Strong_20_Emphasis">Fully transparent</text:span> – Anyone can audit the process.<text:line-break/>✅ <text:span text:style-name="Strong_20_Emphasis">Automated execution</text:span> – No delays, no manual interventio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9:58:27.933586576</meta:creation-date>
    <dc:date>2025-03-04T22:53:27.606109284</dc:date>
    <meta:editing-duration>PT2H44M47S</meta:editing-duration>
    <meta:editing-cycles>1</meta:editing-cycles>
    <meta:document-statistic meta:table-count="0" meta:image-count="0" meta:object-count="0" meta:page-count="2" meta:paragraph-count="24" meta:word-count="295" meta:character-count="1877" meta:non-whitespace-character-count="1610"/>
    <meta:generator>LibreOffice/24.8.5.2$Linux_X86_64 LibreOffice_project/480$Build-2</meta:generator>
  </office:meta>
</office:document-meta>
</file>